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D61EC548.png" manifest:media-type="image/png"/>
  <manifest:file-entry manifest:full-path="Pictures/1000000000000500000004001B1E5F46.png" manifest:media-type="image/png"/>
  <manifest:file-entry manifest:full-path="Pictures/1000000000000500000004000006B21E.png" manifest:media-type="image/png"/>
  <manifest:file-entry manifest:full-path="Pictures/10000000000005000000040076E19A7B.png" manifest:media-type="image/png"/>
  <manifest:file-entry manifest:full-path="Pictures/100000000000050000000400071ADF2F.png" manifest:media-type="image/png"/>
  <manifest:file-entry manifest:full-path="Pictures/100000000000050000000400CF5D2F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891cm" svg:height="11.629cm" draw:z-index="0"><draw:image xlink:href="Pictures/100000000000050000000400CF5D2FF9.png" xlink:type="simple" xlink:show="embed" xlink:actuate="onLoad"/></draw:frame></text:p>
      <text:p text:style-name="Standard"><draw:frame draw:style-name="fr2" draw:name="Image2" text:anchor-type="paragraph" svg:x="0.815cm" svg:y="0.169cm" svg:width="15.371cm" svg:height="12.282cm" draw:z-index="1"><draw:image xlink:href="Pictures/100000000000050000000400071ADF2F.png" xlink:type="simple" xlink:show="embed" xlink:actuate="onLoad"/></draw:frame></text:p>
      <text:p text:style-name="Standard"/>
      <text:p text:style-name="Standard"><draw:frame draw:style-name="fr1" draw:name="Image3" text:anchor-type="paragraph" svg:width="15.87cm" svg:height="11.749cm" draw:z-index="2"><draw:image xlink:href="Pictures/10000000000005000000040076E19A7B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width="15.499cm" svg:height="11.896cm" draw:z-index="3"><draw:image xlink:href="Pictures/1000000000000500000004000006B21E.png" xlink:type="simple" xlink:show="embed" xlink:actuate="onLoad"/></draw:frame></text:p>
      <text:p text:style-name="Standard"/>
      <text:p text:style-name="Standard"><draw:frame draw:style-name="fr1" draw:name="Image5" text:anchor-type="paragraph" svg:width="15.473cm" svg:height="11.816cm" draw:z-index="4"><draw:image xlink:href="Pictures/1000000000000500000004001B1E5F46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width="15.341cm" svg:height="11.513cm" draw:z-index="5"><draw:image xlink:href="Pictures/100000000000050000000400D61EC548.png" xlink:type="simple" xlink:show="embed" xlink:actuate="onLoad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7:28:13.027507137</meta:creation-date>
    <dc:date>2015-07-16T17:38:04.113078185</dc:date>
    <meta:editing-duration>P0D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4.2.4.2$Linux_X86_64 LibreOffice_project/420m0$Build-2</meta:generator>
  </office:meta>
</office:document-meta>
</file>